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officeooo:rsid="0011a5af" officeooo:paragraph-rsid="0011a5af"/>
    </style:style>
    <style:style style:name="P19" style:family="paragraph" style:parent-style-name="Standard">
      <style:text-properties officeooo:rsid="0011de5b" officeooo:paragraph-rsid="0011de5b"/>
    </style:style>
    <style:style style:name="P20" style:family="paragraph" style:parent-style-name="Standard">
      <style:text-properties officeooo:rsid="0013b161" officeooo:paragraph-rsid="0013b161"/>
    </style:style>
    <style:style style:name="P21" style:family="paragraph" style:parent-style-name="Standard">
      <style:text-properties fo:color="#ffffff" loext:opacity="100%" style:font-name="Droid Sans Mono" fo:font-size="10.5pt" fo:font-weight="normal" officeooo:paragraph-rsid="0013b161" fo:background-color="#000000"/>
    </style:style>
    <style:style style:name="P22" style:family="paragraph" style:parent-style-name="Standard">
      <style:text-properties officeooo:paragraph-rsid="0013b161"/>
    </style:style>
    <style:style style:name="P23" style:family="paragraph" style:parent-style-name="Standard">
      <style:text-properties officeooo:rsid="00166082" officeooo:paragraph-rsid="00166082"/>
    </style:style>
    <style:style style:name="P24" style:family="paragraph" style:parent-style-name="Standard">
      <style:text-properties fo:font-weight="bold" officeooo:rsid="00166082" officeooo:paragraph-rsid="00166082" style:font-weight-asian="bold" style:font-weight-complex="bold"/>
    </style:style>
    <style:style style:name="P25" style:family="paragraph" style:parent-style-name="Standard">
      <style:text-properties officeooo:rsid="0013b161" officeooo:paragraph-rsid="0013b161"/>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font-name="Droid Sans Mono" fo:font-size="10.5pt" fo:font-weight="normal" fo:background-color="#000000" loext:char-shading-value="0"/>
    </style:style>
    <style:style style:name="T9" style:family="text">
      <style:text-properties fo:color="#ffffff" loext:opacity="100%" style:font-name="Droid Sans Mono" fo:font-size="10.5pt" fo:font-weight="normal" fo:background-color="#000000" loext:char-shading-value="0"/>
    </style:style>
    <style:style style:name="T10" style:family="text">
      <style:text-properties fo:color="#b5cea8" loext:opacity="100%" style:font-name="Droid Sans Mono" fo:font-size="10.5pt" fo:font-weight="normal" fo:background-color="#000000" loext:char-shading-value="0"/>
    </style:style>
    <style:style style:name="T11" style:family="text">
      <style:text-properties officeooo:rsid="00166082"/>
    </style:style>
    <style:style style:name="T12" style:family="text">
      <style:text-properties officeooo:rsid="001970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8"/>
      <text:p text:style-name="P18">- <text:a xlink:type="simple" xlink:href="https://www.geeksforgeeks.org/how-to-set-the-svg-background-color/" text:style-name="Internet_20_link" text:visited-style-name="Visited_20_Internet_20_Link">https://www.geeksforgeeks.org/how-to-set-the-svg-background-color/</text:a></text:p>
      <text:p text:style-name="P18"><text:soft-page-break/>- <text:a xlink:type="simple" xlink:href="https://www.w3schools.com/cssref/pr_background-image.php" text:style-name="Internet_20_link" text:visited-style-name="Visited_20_Internet_20_Link">https://www.w3schools.com/cssref/pr_background-image.php</text:a></text:p>
      <text:p text:style-name="P19">(this made the background black, but now I need to figure out how to make it round and line up with the text box)</text:p>
      <text:p text:style-name="P19"/>
      <text:p text:style-name="P20">Create rounded image - <text:a xlink:type="simple" xlink:href="https://www.w3schools.com/howto/howto_css_rounded_images.asp" text:style-name="Internet_20_link" text:visited-style-name="Visited_20_Internet_20_Link">https://www.w3schools.com/howto/howto_css_rounded_images.asp</text:a></text:p>
      <text:p text:style-name="P20"/>
      <text:p text:style-name="P22"><text:span text:style-name="T7">- </text:span><text:span text:style-name="T8">border-radius</text:span><text:span text:style-name="T9">: </text:span><text:span text:style-name="T10">0</text:span><text:span text:style-name="T9"> </text:span><text:span text:style-name="T10">50px</text:span><text:span text:style-name="T9"> </text:span><text:span text:style-name="T10">50px</text:span><text:span text:style-name="T9"> </text:span><text:span text:style-name="T10">0</text:span><text:span text:style-name="T9">;</text:span></text:p>
      <text:p text:style-name="P22"><text:span text:style-name="T9"/></text:p>
      <text:p text:style-name="P23"/>
      <text:p text:style-name="P23"/>
      <text:p text:style-name="P23"/>
      <text:p text:style-name="P23"/>
      <text:p text:style-name="P24">Problem: Make submit button the same height as the text box</text:p>
      <text:p text:style-name="P21"/>
      <text:p text:style-name="P20">- <text:a xlink:type="simple" xlink:href="https://iplocation.com/" text:style-name="Internet_20_link" text:visited-style-name="Visited_20_Internet_20_Link">https://iplocation.com/</text:a> <text:s/><text:span text:style-name="T11">(copied code from this website)</text:span></text:p>
      <text:p text:style-name="P20"/>
      <text:p text:style-name="P20">- <text:a xlink:type="simple" xlink:href="https://codepen.io/snowdenfam/pen/MWBoBdE" text:style-name="Internet_20_link" text:visited-style-name="Visited_20_Internet_20_Link">https://codepen.io/snowdenfam/pen/MWBoBdE</text:a> <text:span text:style-name="T12">(deconstructed above website and got rid of everything but the text box and the submit button to study how they created those, takes a lot of time or at least right now it does)</text:span></text:p>
      <text:p text:style-name="P20"/>
      <text:p text:style-name="P18"/>
      <text:p text:style-name="P23"/>
      <text:p text:style-name="P18"/>
      <text:p text:style-name="P18">-</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3T18:17:53.929237078</dc:date>
    <meta:editing-duration>PT3H57M52S</meta:editing-duration>
    <meta:editing-cycles>11</meta:editing-cycles>
    <meta:generator>LibreOffice/7.3.7.2$Linux_X86_64 LibreOffice_project/30$Build-2</meta:generator>
    <meta:document-statistic meta:table-count="0" meta:image-count="0" meta:object-count="0" meta:page-count="2" meta:paragraph-count="31" meta:word-count="384" meta:character-count="2545" meta:non-whitespace-character-count="2174"/>
  </office:meta>
</office:document-meta>
</file>